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97c7c" officeooo:paragraph-rsid="000a54f4"/>
    </style:style>
    <style:style style:name="P2" style:family="paragraph" style:parent-style-name="Standard">
      <style:text-properties fo:language="en" fo:country="US" officeooo:rsid="00138f7f" officeooo:paragraph-rsid="001730ec"/>
    </style:style>
    <style:style style:name="P3" style:family="paragraph" style:parent-style-name="Standard">
      <style:text-properties fo:language="en" fo:country="US" officeooo:rsid="000b4031" officeooo:paragraph-rsid="000be630"/>
    </style:style>
    <style:style style:name="P4" style:family="paragraph" style:parent-style-name="Standard">
      <style:text-properties fo:language="en" fo:country="US" officeooo:rsid="001730ec" officeooo:paragraph-rsid="001730ec"/>
    </style:style>
    <style:style style:name="T1" style:family="text">
      <style:text-properties officeooo:rsid="0010b26d"/>
    </style:style>
    <style:style style:name="T2" style:family="text">
      <style:text-properties officeooo:rsid="0012619c"/>
    </style:style>
    <style:style style:name="T3" style:family="text">
      <style:text-properties officeooo:rsid="0013d8c8"/>
    </style:style>
    <style:style style:name="T4" style:family="text">
      <style:text-properties officeooo:rsid="00175d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e to the recent increase of mental illness <text:span text:style-name="T1">cases in universities</text:span>, such as depression, anxiety and other. This paper main goal is to get a emotional mood change of newcomers university students along the first two semester of their course. The course analyzed was computer science in Federal University of Uberlandia and the data collecting was done while the volunteers were doing same <text:span text:style-name="T2">activities</text:span> related to the course, for example programming and mathematics exercises.</text:p>
      <text:p text:style-name="P3">A brain activity detection can be done by two kind of methods, invasive and non-invasive. The invasive <text:s/>are base in physical implants of electrodes for brain waves detection, a non- invasive involves using, for example, Magnetic resonance or Electroencephalogram (EEG) to measure brain activities. This methods detect different waves types, such as, Gamma in frequency range of 31Hz <text:s/>an up, Beta waves in range of 12 and 30 Hz, Alpha waves ranging from 7.5 to 12 Hz , Theta waves from 3.5 to 7.5Hz and Delta waves frequency from 0.5 to 3.5 Hz. The Beta and Gamma waves are related to cognition activities and perception, the Alpha is associated to relaxation and disengagement, Theta wave is related to stress, frustration and in the end Delta waves are related to physical defects in the brain (Larsen, 2011).</text:p>
      <text:p text:style-name="P2"><text:s/>Researches about identifying emotion based on EEG, technology used on this paper, are relatively <text:s/>new and many researchers use beta and alpha waves to do it <text:span text:style-name="T3">(Matlovic, 2016)</text:span>. The equipment used <text:span text:style-name="T4">on this paper </text:span>was Emotiv EPOC+, <text:s/><text:span text:style-name="T3">which is EEG based and has support to same emotional states detection, those are stress, Focus, engagement, Relaxation, Interest and Excitement, the software used were Emotiv Xavier control panel (Emotiv Github, 2019) and the EmotivBCI (Emotiv, 2019). Both makes possible to calibrate the device to each student and build a percentage result of it emotion through time.</text:span></text:p>
      <text:p text:style-name="P4"><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3:33:12.593019864</meta:creation-date>
    <dc:date>2019-10-05T13:41:51.201335880</dc:date>
    <meta:editing-duration>PT26M3S</meta:editing-duration>
    <meta:editing-cycles>2</meta:editing-cycles>
    <meta:generator>LibreOffice/6.2.7.1$Linux_X86_64 LibreOffice_project/20$Build-1</meta:generator>
    <meta:document-statistic meta:table-count="0" meta:image-count="0" meta:object-count="0" meta:page-count="1" meta:paragraph-count="4" meta:word-count="304" meta:character-count="1881" meta:non-whitespace-character-count="1573"/>
  </office:meta>
</office:document-meta>
</file>